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0800000008B2AA4E6A4F6D2D7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131cm" fo:min-width="2.548cm"/>
    </style:style>
    <style:style style:name="gr2" style:family="graphic" style:parent-style-name="standard">
      <style:graphic-properties svg:stroke-color="#000000" draw:fill="solid" draw:fill-color="#00dcff" draw:textarea-horizontal-align="justify" draw:textarea-vertical-align="middle" draw:auto-grow-height="false" fo:min-height="0.131cm" fo:min-width="2.548cm"/>
    </style:style>
    <style:style style:name="gr3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31cm" fo:min-width="2.548cm"/>
    </style:style>
    <style:style style:name="gr4" style:family="graphic" style:parent-style-name="standard">
      <style:graphic-properties svg:stroke-color="#000000" draw:fill="bitmap" draw:fill-color="#00dcff" draw:fill-image-name="_35__20_Percent" style:repeat="repeat" draw:textarea-horizontal-align="justify" draw:textarea-vertical-align="middle" draw:auto-grow-height="false" fo:min-height="0.131cm" fo:min-width="2.5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34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03cm"/>
      <style:paragraph-properties style:writing-mode="lr-tb"/>
    </style:style>
    <style:style style:name="gr8" style:family="graphic" style:parent-style-name="standard">
      <style:graphic-properties svg:stroke-color="#000000" draw:fill="solid" draw:fill-color="#00dcff" style:repeat="repeat" draw:textarea-horizontal-align="justify" draw:textarea-vertical-align="middle" draw:auto-grow-height="false" fo:min-height="0.131cm" fo:min-width="2.5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gr11" style:family="graphic" style:parent-style-name="standard">
      <style:graphic-properties svg:stroke-color="#000000" draw:fill="solid" draw:fill-color="#33a3a3" draw:textarea-horizontal-align="justify" draw:textarea-vertical-align="middle" draw:auto-grow-height="false" fo:min-height="0.131cm" fo:min-width="2.5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41cm"/>
      <style:paragraph-properties style:writing-mode="lr-tb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 fo:min-height="0.258cm" fo:min-width="0.3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3cm"/>
      <style:paragraph-properties style:writing-mode="lr-tb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 fo:min-height="0.258cm" fo:min-width="0.3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8cm"/>
      <style:paragraph-properties style:writing-mode="lr-tb"/>
    </style:style>
    <style:style style:name="gr17" style:family="graphic" style:parent-style-name="standard">
      <style:graphic-properties draw:fill="solid" draw:fill-color="#33a3a3" draw:textarea-horizontal-align="justify" draw:textarea-vertical-align="middle" draw:auto-grow-height="false" fo:min-height="0.258cm" fo:min-width="0.3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79cm"/>
      <style:paragraph-properties style:writing-mode="lr-tb"/>
    </style:style>
    <style:style style:name="gr19" style:family="graphic" style:parent-style-name="standard">
      <style:graphic-properties draw:fill="solid" draw:fill-color="#006b6b" draw:textarea-horizontal-align="justify" draw:textarea-vertical-align="middle" draw:auto-grow-height="false" fo:min-height="0.258cm" fo:min-width="0.389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loext:graphic-properties draw:fill="solid" draw:fill-color="#00dcff"/>
      <style:paragraph-properties fo:text-align="center"/>
    </style:style>
    <style:style style:name="P3" style:family="paragraph">
      <loext:graphic-properties draw:fill="solid" draw:fill-color="#198a8a"/>
      <style:paragraph-properties fo:text-align="center"/>
    </style:style>
    <style:style style:name="P4" style:family="paragraph">
      <loext:graphic-properties draw:fill="bitmap" draw:fill-color="#00dcff" draw:fill-image-name="_35__20_Percent" style:repeat="repeat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00dcff" style:repeat="repeat"/>
      <style:paragraph-properties fo:text-align="center"/>
    </style:style>
    <style:style style:name="P9" style:family="paragraph">
      <loext:graphic-properties draw:fill="solid" draw:fill-color="#33a3a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solid" draw:fill-color="#006b6b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0.381cm" svg:x="9.777cm" svg:y="1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1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1.3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1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9.777cm" svg:y="12.5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2.9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3.2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77cm" svg:y="13.6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5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6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6.6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7.0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7.4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773cm" svg:y="17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8.1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8.5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63cm" svg:y="18.9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9.2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19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73cm" svg:y="20.0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61cm" svg:y="20.4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9.761cm" svg:y="20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61cm" svg:y="9.1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61cm" svg:y="9.4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61cm" svg:y="9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381cm" svg:x="9.761cm" svg:y="10.25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34cm" svg:height="0.725cm" svg:x="9.54cm" svg:y="8.153cm">
          <draw:text-box>
            <text:p><text:span text:style-name="T1">branch </text:span><text:span text:style-name="T1">evl/vX.Y</text:span></text:p>
          </draw:text-box>
        </draw:frame>
        <draw:custom-shape draw:style-name="gr2" draw:text-style-name="P2" draw:layer="layout" svg:width="3.048cm" svg:height="0.381cm" svg:x="9.777cm" svg:y="14.0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9.777cm" svg:y="14.4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9.777cm" svg:y="14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9.777cm" svg:y="15.16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082cm" svg:y1="10.61cm" svg:x2="14.225cm" svg:y2="10.61cm">
          <text:p/>
        </draw:line>
        <draw:line draw:style-name="gr6" draw:text-style-name="P6" draw:layer="layout" svg:x1="13.082cm" svg:y1="12.525cm" svg:x2="14.225cm" svg:y2="12.525cm">
          <text:p/>
        </draw:line>
        <draw:line draw:style-name="gr6" draw:text-style-name="P6" draw:layer="layout" svg:x1="13.082cm" svg:y1="15.16cm" svg:x2="14.225cm" svg:y2="15.16cm">
          <text:p/>
        </draw:line>
        <draw:frame draw:style-name="gr7" draw:text-style-name="P7" draw:layer="layout" svg:width="4.003cm" svg:height="0.645cm" svg:x="14.103cm" svg:y="10.252cm">
          <draw:text-box>
            <text:p><text:span text:style-name="T2">refs/tags/</text:span><text:span text:style-name="T2">vX.Y(.Z)-evl3</text:span></text:p>
          </draw:text-box>
        </draw:frame>
        <draw:frame draw:style-name="gr7" draw:text-style-name="P7" draw:layer="layout" svg:width="4.003cm" svg:height="0.645cm" svg:x="14.104cm" svg:y="12.177cm">
          <draw:text-box>
            <text:p><text:span text:style-name="T2">refs/tags/vX.Y(.Z)-evl2</text:span></text:p>
          </draw:text-box>
        </draw:frame>
        <draw:frame draw:style-name="gr7" draw:text-style-name="P7" draw:layer="layout" svg:width="4.003cm" svg:height="0.645cm" svg:x="14.105cm" svg:y="14.83cm">
          <draw:text-box>
            <text:p><text:span text:style-name="T2">refs/tags/vX.Y(.Z)-evl1</text:span></text:p>
          </draw:text-box>
        </draw:frame>
        <draw:custom-shape draw:style-name="gr8" draw:text-style-name="P8" draw:layer="layout" svg:width="3.048cm" svg:height="0.381cm" svg:x="9.777cm" svg:y="15.547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476cm" svg:height="0.645cm" svg:x="6.953cm" svg:y="8.764cm">
          <draw:text-box>
            <text:p><text:span text:style-name="T2">HEAD</text:span></text:p>
          </draw:text-box>
        </draw:frame>
        <draw:line draw:style-name="gr10" draw:text-style-name="P6" draw:layer="layout" svg:x1="8.337cm" svg:y1="9.155cm" svg:x2="9.48cm" svg:y2="9.155cm">
          <text:p/>
        </draw:line>
        <draw:custom-shape draw:style-name="gr2" draw:text-style-name="P2" draw:layer="layout" svg:width="3.048cm" svg:height="0.381cm" svg:x="3.678cm" svg:y="13.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5.9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6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6.6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7.0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7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674cm" svg:y="1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8.1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8.5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8.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19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74cm" svg:y="20.0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62cm" svg:y="20.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8cm" svg:height="0.381cm" svg:x="3.662cm" svg:y="20.81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.714cm" svg:height="0.725cm" svg:x="2.913cm" svg:y="12.654cm">
          <draw:text-box>
            <text:p><text:span text:style-name="T1">refs/tags/vX.Y-dovetail</text:span></text:p>
          </draw:text-box>
        </draw:frame>
        <draw:custom-shape draw:style-name="gr2" draw:text-style-name="P2" draw:layer="layout" svg:width="3.048cm" svg:height="0.381cm" svg:x="3.678cm" svg:y="14.0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3.678cm" svg:y="14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3.678cm" svg:y="14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381cm" svg:x="3.678cm" svg:y="15.1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048cm" svg:height="0.381cm" svg:x="3.678cm" svg:y="15.5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89cm" svg:height="0.508cm" svg:x="6.732cm" svg:y="22.51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173cm" svg:height="0.645cm" svg:x="7.621cm" svg:y="22.445cm">
          <draw:text-box>
            <text:p><text:span text:style-name="T2">Dovetail commits</text:span></text:p>
          </draw:text-box>
        </draw:frame>
        <draw:custom-shape draw:style-name="gr15" draw:text-style-name="P1" draw:layer="layout" svg:width="0.889cm" svg:height="0.508cm" svg:x="6.731cm" svg:y="21.919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338cm" svg:height="0.645cm" svg:x="7.62cm" svg:y="21.846cm">
          <draw:text-box>
            <text:p><text:span text:style-name="T2">EVL core commits</text:span></text:p>
          </draw:text-box>
        </draw:frame>
        <draw:custom-shape draw:style-name="gr17" draw:text-style-name="P9" draw:layer="layout" svg:width="0.889cm" svg:height="0.508cm" svg:x="6.731cm" svg:y="23.121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4.379cm" svg:height="0.645cm" svg:x="7.62cm" svg:y="23.048cm">
          <draw:text-box>
            <text:p><text:span text:style-name="T2">mai</text:span><text:span text:style-name="T2">nlin</text:span><text:span text:style-name="T2">e </text:span><text:span text:style-name="T3">ma</text:span><text:span text:style-name="T3">ster</text:span><text:span text:style-name="T2"> </text:span><text:span text:style-name="T2">co</text:span><text:span text:style-name="T2">mm</text:span><text:span text:style-name="T2">its</text:span></text:p>
          </draw:text-box>
        </draw:frame>
        <draw:custom-shape draw:style-name="gr19" draw:text-style-name="P11" draw:layer="layout" svg:width="0.889cm" svg:height="0.508cm" svg:x="6.73cm" svg:y="23.73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4.379cm" svg:height="0.645cm" svg:x="7.621cm" svg:y="23.649cm">
          <draw:text-box>
            <text:p><text:span text:style-name="T2">mainline </text:span><text:span text:style-name="T3">stable</text:span><text:span text:style-name="T2"> </text:span><text:span text:style-name="T2">commi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1T18:36:51.918310220</meta:creation-date>
    <dc:date>2020-03-18T18:16:05.254902936</dc:date>
    <dc:creator>Philippe GERUM</dc:creator>
    <meta:editing-duration>P1DT17H41M43S</meta:editing-duration>
    <meta:editing-cycles>52</meta:editing-cycles>
    <meta:generator>LibreOffice/6.3.5.2$Linux_X86_64 LibreOffice_project/30$Build-2</meta:generator>
    <meta:document-statistic meta:object-count="70"/>
  </office:meta>
</office:document-meta>
</file>